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628H29M34.920051S" calcext:value-type="time">
            <text:p>1628:29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/>
          <table:table-cell table:formula="of:=IF([.C314]-[.B314] &gt; 0; [.C314]-[.B31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4]-[.F314] &gt; 0; [.G314]-[.F314]; 0)" office:value-type="time" office:time-value="PT00H00M00S" calcext:value-type="time">
            <text:p>00:00</text:p>
          </table:table-cell>
          <table:table-cell table:formula="of:=[.D314]+[.H314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TextureNormalize cleanup &amp; GIMP upgrade, lizard footsteps &amp; bone SFX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15]-[.B315] &gt; 0; [.C315]-[.B31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5]-[.F315] &gt; 0; [.G315]-[.F315]; 0)" office:value-type="time" office:time-value="PT00H00M00S" calcext:value-type="time">
            <text:p>00:00</text:p>
          </table:table-cell>
          <table:table-cell table:formula="of:=[.D315]+[.H31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6]-[.B316] &gt; 0; [.C316]-[.B3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6]-[.F316] &gt; 0; [.G316]-[.F316]; 0)" office:value-type="time" office:time-value="PT00H00M00S" calcext:value-type="time">
            <text:p>00:00</text:p>
          </table:table-cell>
          <table:table-cell table:formula="of:=[.D316]+[.H3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17]-[.B317] &gt; 0; [.C317]-[.B31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17]-[.F317] &gt; 0; [.G317]-[.F317]; 0)" office:value-type="time" office:time-value="PT00H00M00S" calcext:value-type="time">
            <text:p>00:00</text:p>
          </table:table-cell>
          <table:table-cell table:style-name="ce18" table:formula="of:=[.D317]+[.H31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08H10M03.393S" calcext:value-type="time">
            <text:p>08:1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19]-[.B319] &gt; 0; [.C319]-[.B31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9]-[.F319] &gt; 0; [.G319]-[.F319]; 0)" office:value-type="time" office:time-value="PT00H00M00S" calcext:value-type="time">
            <text:p>00:00</text:p>
          </table:table-cell>
          <table:table-cell table:formula="of:=[.D319]+[.H31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9" table:number-columns-repeated="2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 table:number-columns-repeated="2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3">00/00/0000</text:date>, <text:time style:data-style-name="N2" text:time-value="07:44:19.40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2-13T11:00:58.677000000</dc:date>
    <meta:editing-duration>P72DT22H18M13S</meta:editing-duration>
    <meta:editing-cycles>1915</meta:editing-cycles>
    <meta:generator>LibreOffice/7.2.6.2$Windows_X86_64 LibreOffice_project/b0ec3a565991f7569a5a7f5d24fed7f52653d754</meta:generator>
    <dc:creator>Benjamin Laws</dc:creator>
    <meta:document-statistic meta:table-count="2" meta:cell-count="2356" meta:object-count="0"/>
  </office:meta>
</office:document-meta>
</file>